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Medium" svg:font-family="SFMono-Medium, 'SF Mono', 'Segoe UI Mono', 'Roboto Mono', 'Ubuntu Mono', Menlo, Consolas, Courier, monospace"/>
    <style:font-face style:name="apple-system" svg:font-family="apple-system, BlinkMacSystemFont, 'Segoe UI', system-ui, 'Apple Color Emoji', 'Segoe UI Emoji', 'Segoe UI Web', sans-serif"/>
  </office:font-face-decls>
  <office:automatic-styles>
    <style:style style:name="P1" style:family="paragraph" style:parent-style-name="Standard">
      <style:text-properties officeooo:rsid="0002cb4a" officeooo:paragraph-rsid="0002cb4a"/>
    </style:style>
    <style:style style:name="P2" style:family="paragraph" style:parent-style-name="Standard">
      <style:text-properties officeooo:rsid="0003d4d8" officeooo:paragraph-rsid="0003d4d8"/>
    </style:style>
    <style:style style:name="P3" style:family="paragraph" style:parent-style-name="Standard">
      <style:text-properties fo:font-weight="bold" officeooo:rsid="000621c3" officeooo:paragraph-rsid="000621c3" style:font-weight-asian="bold" style:font-weight-complex="bold"/>
    </style:style>
    <style:style style:name="P4" style:family="paragraph" style:parent-style-name="Standard">
      <style:text-properties fo:font-weight="bold" officeooo:rsid="000bd5b2" officeooo:paragraph-rsid="000cb00c" style:font-weight-asian="bold" style:font-weight-complex="bold"/>
    </style:style>
    <style:style style:name="P5" style:family="paragraph" style:parent-style-name="Standard">
      <style:text-properties officeooo:paragraph-rsid="000621c3"/>
    </style:style>
    <style:style style:name="P6" style:family="paragraph" style:parent-style-name="Standard">
      <style:text-properties officeooo:rsid="000ba078" officeooo:paragraph-rsid="000cb00c"/>
    </style:style>
    <style:style style:name="P7" style:family="paragraph" style:parent-style-name="Standard">
      <style:text-properties fo:font-variant="normal" fo:text-transform="none" fo:color="#242424" loext:opacity="100%" style:font-name="apple-system" fo:font-size="10.5pt" fo:letter-spacing="normal" fo:font-style="normal" fo:font-weight="normal" officeooo:rsid="000ba078" officeooo:paragraph-rsid="000ba078"/>
    </style:style>
    <style:style style:name="P8" style:family="paragraph" style:parent-style-name="Standard">
      <style:text-properties fo:font-variant="normal" fo:text-transform="none" fo:color="#242424" loext:opacity="100%" style:font-name="apple-system" fo:font-size="10.5pt" fo:letter-spacing="normal" fo:font-style="normal" fo:font-weight="normal" officeooo:rsid="000cdc9a" officeooo:paragraph-rsid="000cdc9a"/>
    </style:style>
    <style:style style:name="P9" style:family="paragraph" style:parent-style-name="Standard">
      <style:text-properties fo:font-variant="normal" fo:text-transform="none" fo:color="#242424" loext:opacity="100%" style:font-name="apple-system" fo:font-size="10.5pt" fo:letter-spacing="normal" fo:font-style="normal" fo:font-weight="normal" officeooo:rsid="00218aca" officeooo:paragraph-rsid="001f9c8e"/>
    </style:style>
    <style:style style:name="P10" style:family="paragraph" style:parent-style-name="Standard">
      <style:text-properties fo:font-variant="normal" fo:text-transform="none" fo:color="#242424" loext:opacity="100%" style:font-name="apple-system" fo:font-size="10.5pt" fo:letter-spacing="normal" fo:font-style="normal" fo:font-weight="normal" officeooo:rsid="00218aca" officeooo:paragraph-rsid="00218aca"/>
    </style:style>
    <style:style style:name="P11" style:family="paragraph" style:parent-style-name="Standard">
      <style:text-properties fo:font-variant="normal" fo:text-transform="none" fo:color="#242424" loext:opacity="100%" style:font-name="apple-system" fo:font-size="10.5pt" fo:letter-spacing="normal" fo:font-style="normal" fo:font-weight="normal" officeooo:rsid="00269aaf" officeooo:paragraph-rsid="00218aca"/>
    </style:style>
    <style:style style:name="P12" style:family="paragraph" style:parent-style-name="Standard">
      <style:text-properties fo:font-variant="normal" fo:text-transform="none" fo:color="#242424" loext:opacity="100%" style:font-name="apple-system" fo:font-size="10.5pt" fo:letter-spacing="normal" fo:font-style="normal" fo:font-weight="bold" officeooo:rsid="000bd5b2" officeooo:paragraph-rsid="000ba078" style:font-weight-asian="bold" style:font-weight-complex="bold"/>
    </style:style>
    <style:style style:name="P13" style:family="paragraph" style:parent-style-name="Standard">
      <style:text-properties fo:font-variant="normal" fo:text-transform="none" fo:color="#242424" loext:opacity="100%" style:font-name="apple-system" fo:font-size="10.5pt" fo:letter-spacing="normal" fo:font-style="normal" fo:font-weight="bold" officeooo:rsid="000cdc9a" officeooo:paragraph-rsid="000cdc9a" style:font-weight-asian="bold" style:font-weight-complex="bold"/>
    </style:style>
    <style:style style:name="P14" style:family="paragraph" style:parent-style-name="Standard">
      <style:text-properties fo:font-variant="normal" fo:text-transform="none" fo:color="#242424" loext:opacity="100%" style:font-name="apple-system" fo:font-size="10.5pt" fo:letter-spacing="normal" fo:font-style="normal" fo:font-weight="bold" officeooo:rsid="000dd158" officeooo:paragraph-rsid="000dd158" style:font-weight-asian="bold" style:font-weight-complex="bold"/>
    </style:style>
    <style:style style:name="P15" style:family="paragraph" style:parent-style-name="Standard">
      <style:text-properties fo:font-variant="normal" fo:text-transform="none" fo:color="#242424" loext:opacity="100%" style:font-name="apple-system" fo:font-size="10.5pt" fo:letter-spacing="normal" fo:font-style="normal" fo:font-weight="bold" officeooo:rsid="000ef3d5" officeooo:paragraph-rsid="000ef3d5" style:font-weight-asian="bold" style:font-weight-complex="bold"/>
    </style:style>
    <style:style style:name="P16" style:family="paragraph" style:parent-style-name="Standard">
      <style:text-properties fo:font-variant="normal" fo:text-transform="none" fo:color="#172b4d" loext:opacity="100%" style:font-name="SFMono-Medium" fo:font-size="10.5pt" fo:letter-spacing="normal" fo:font-style="normal" fo:font-weight="normal" officeooo:rsid="00155255" officeooo:paragraph-rsid="00155255" style:font-weight-asian="bold" style:font-weight-complex="bold"/>
    </style:style>
    <style:style style:name="P17" style:family="paragraph" style:parent-style-name="Standard">
      <style:text-properties fo:font-variant="normal" fo:text-transform="none" fo:color="#172b4d" loext:opacity="100%" style:font-name="SFMono-Medium" fo:font-size="10.5pt" fo:letter-spacing="normal" fo:font-style="normal" fo:font-weight="normal" officeooo:rsid="00173865" officeooo:paragraph-rsid="00173865" style:font-weight-asian="bold" style:font-weight-complex="bold"/>
    </style:style>
    <style:style style:name="P18" style:family="paragraph" style:parent-style-name="Standard">
      <style:text-properties fo:font-variant="normal" fo:text-transform="none" fo:color="#172b4d" loext:opacity="100%" style:font-name="SFMono-Medium" fo:font-size="10.5pt" fo:letter-spacing="normal" fo:font-style="normal" fo:font-weight="normal" officeooo:rsid="00194683" officeooo:paragraph-rsid="00194683" style:font-weight-asian="bold" style:font-weight-complex="bold"/>
    </style:style>
    <style:style style:name="P19" style:family="paragraph" style:parent-style-name="Standard">
      <style:text-properties fo:font-variant="normal" fo:text-transform="none" fo:color="#172b4d" loext:opacity="100%" style:font-name="SFMono-Medium" fo:font-size="10.5pt" fo:letter-spacing="normal" fo:font-style="normal" fo:font-weight="normal" officeooo:rsid="001b3eb3" officeooo:paragraph-rsid="001b3eb3" style:font-weight-asian="bold" style:font-weight-complex="bold"/>
    </style:style>
    <style:style style:name="P20" style:family="paragraph" style:parent-style-name="Standard">
      <style:text-properties fo:font-variant="normal" fo:text-transform="none" fo:color="#172b4d" loext:opacity="100%" style:font-name="SFMono-Medium" fo:font-size="10.5pt" fo:letter-spacing="normal" fo:font-style="normal" fo:font-weight="normal" officeooo:paragraph-rsid="001b3eb3"/>
    </style:style>
    <style:style style:name="P21" style:family="paragraph" style:parent-style-name="Standard">
      <style:text-properties fo:font-variant="normal" fo:text-transform="none" fo:color="#172b4d" loext:opacity="100%" style:font-name="SFMono-Medium" fo:font-size="10.5pt" fo:letter-spacing="normal" fo:font-style="normal" fo:font-weight="normal" officeooo:rsid="00218aca" officeooo:paragraph-rsid="00218aca"/>
    </style:style>
    <style:style style:name="P22" style:family="paragraph" style:parent-style-name="Standard">
      <style:text-properties fo:font-variant="normal" fo:text-transform="none" fo:color="#172b4d" loext:opacity="100%" style:font-name="SFMono-Medium" fo:font-size="10.5pt" fo:letter-spacing="normal" fo:font-style="normal" fo:font-weight="normal" officeooo:rsid="00218aca" officeooo:paragraph-rsid="0022d8b4"/>
    </style:style>
    <style:style style:name="P23" style:family="paragraph" style:parent-style-name="Standard">
      <style:text-properties fo:font-variant="normal" fo:text-transform="none" fo:color="#172b4d" loext:opacity="100%" style:font-name="SFMono-Medium" fo:font-size="10.5pt" fo:letter-spacing="normal" fo:font-style="normal" fo:font-weight="normal" officeooo:paragraph-rsid="00218aca"/>
    </style:style>
    <style:style style:name="P24" style:family="paragraph" style:parent-style-name="Standard">
      <style:text-properties fo:font-variant="normal" fo:text-transform="none" fo:color="#172b4d" loext:opacity="100%" style:font-name="SFMono-Medium" fo:font-size="10.5pt" fo:letter-spacing="normal" fo:font-style="normal" fo:font-weight="normal" officeooo:paragraph-rsid="0023ccee"/>
    </style:style>
    <style:style style:name="P25" style:family="paragraph" style:parent-style-name="Standard">
      <style:text-properties officeooo:paragraph-rsid="00155255"/>
    </style:style>
    <style:style style:name="P26" style:family="paragraph" style:parent-style-name="Standard">
      <style:text-properties officeooo:paragraph-rsid="00173865"/>
    </style:style>
    <style:style style:name="P27" style:family="paragraph" style:parent-style-name="Standard">
      <style:text-properties style:font-name="SFMono-Medium" fo:font-size="10.5pt" officeooo:paragraph-rsid="001f9c8e"/>
    </style:style>
    <style:style style:name="P28" style:family="paragraph" style:parent-style-name="Standard">
      <style:text-properties style:font-name="SFMono-Medium" fo:font-size="10.5pt" officeooo:paragraph-rsid="00218aca"/>
    </style:style>
    <style:style style:name="P29" style:family="paragraph" style:parent-style-name="Standard">
      <style:text-properties style:font-name="SFMono-Medium" fo:font-size="10.5pt" officeooo:paragraph-rsid="00243df8"/>
    </style:style>
    <style:style style:name="P30" style:family="paragraph" style:parent-style-name="Text_20_body">
      <style:text-properties officeooo:paragraph-rsid="0028deab"/>
    </style:style>
    <style:style style:name="P31" style:family="paragraph" style:parent-style-name="Standard">
      <style:text-properties officeooo:rsid="0036d6a4" officeooo:paragraph-rsid="0036d6a4"/>
    </style:style>
    <style:style style:name="P32" style:family="paragraph" style:parent-style-name="Text_20_body">
      <style:text-properties officeooo:rsid="00366b73" officeooo:paragraph-rsid="00366b73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apple-system" fo:font-size="10.5pt"/>
    </style:style>
    <style:style style:name="P34" style:family="paragraph" style:parent-style-name="Text_20_body">
      <style:paragraph-properties style:writing-mode="lr-tb"/>
      <style:text-properties style:font-name="apple-system" fo:font-size="10.5pt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apple-system" fo:font-size="10.5pt" officeooo:rsid="0036d6a4" officeooo:paragraph-rsid="0036d6a4"/>
    </style:style>
    <style:style style:name="P36" style:family="paragraph" style:parent-style-name="Text_20_body">
      <style:text-properties officeooo:rsid="003a9ee5" officeooo:paragraph-rsid="003a9ee5"/>
    </style:style>
    <style:style style:name="P37" style:family="paragraph" style:parent-style-name="Text_20_body">
      <style:text-properties officeooo:paragraph-rsid="003a9ee5"/>
    </style:style>
    <style:style style:name="P38" style:family="paragraph" style:parent-style-name="Text_20_body">
      <style:text-properties officeooo:paragraph-rsid="003d7d58"/>
    </style:style>
    <style:style style:name="P39" style:family="paragraph" style:parent-style-name="Text_20_body">
      <style:text-properties officeooo:rsid="003d7d58" officeooo:paragraph-rsid="003d7d58"/>
    </style:style>
    <style:style style:name="P40" style:family="paragraph" style:parent-style-name="Standard">
      <style:text-properties fo:font-variant="normal" fo:text-transform="none" fo:color="#242424" loext:opacity="100%" style:font-name="apple-system" fo:font-size="10.5pt" fo:letter-spacing="normal" fo:font-style="normal" fo:font-weight="normal" officeooo:rsid="00269aaf" officeooo:paragraph-rsid="00218aca"/>
    </style:style>
    <style:style style:name="P41" style:family="paragraph" style:parent-style-name="Standard">
      <style:text-properties fo:font-variant="normal" fo:text-transform="none" fo:color="#242424" loext:opacity="100%" style:font-name="apple-system" fo:font-size="10.5pt" fo:letter-spacing="normal" fo:font-style="normal" fo:font-weight="normal" officeooo:rsid="003e883d" officeooo:paragraph-rsid="003e883d"/>
    </style:style>
    <style:style style:name="P42" style:family="paragraph" style:parent-style-name="Standard">
      <style:text-properties officeooo:paragraph-rsid="003e883d"/>
    </style:style>
    <style:style style:name="T1" style:family="text">
      <style:text-properties officeooo:rsid="0003d4d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21c3" style:font-weight-asian="bold" style:font-weight-complex="bold"/>
    </style:style>
    <style:style style:name="T4" style:family="text">
      <style:text-properties fo:font-weight="bold" officeooo:rsid="000bd5b2" style:font-weight-asian="bold" style:font-weight-complex="bold"/>
    </style:style>
    <style:style style:name="T5" style:family="text">
      <style:text-properties fo:font-weight="bold" officeooo:rsid="0002cb4a" style:font-weight-asian="bold" style:font-weight-complex="bold"/>
    </style:style>
    <style:style style:name="T6" style:family="text">
      <style:text-properties fo:font-weight="bold" officeooo:rsid="000cb00c" style:font-weight-asian="bold" style:font-weight-complex="bold"/>
    </style:style>
    <style:style style:name="T7" style:family="text">
      <style:text-properties fo:font-weight="bold" officeooo:rsid="002801a2" style:font-weight-asian="bold" style:font-weight-complex="bold"/>
    </style:style>
    <style:style style:name="T8" style:family="text">
      <style:text-properties fo:font-weight="bold" officeooo:rsid="00286fb7" style:font-weight-asian="bold" style:font-weight-complex="bold"/>
    </style:style>
    <style:style style:name="T9" style:family="text">
      <style:text-properties fo:font-weight="bold" officeooo:rsid="003c143c" style:font-weight-asian="bold" style:font-weight-complex="bold"/>
    </style:style>
    <style:style style:name="T10" style:family="text">
      <style:text-properties fo:font-variant="normal" fo:text-transform="none" fo:color="#172b4d" loext:opacity="100%" style:font-name="SFMono-Medium" fo:font-size="10.5pt" fo:letter-spacing="normal" fo:font-style="normal" fo:font-weight="normal" style:font-weight-asian="bold" style:font-weight-complex="bold"/>
    </style:style>
    <style:style style:name="T11" style:family="text">
      <style:text-properties fo:font-variant="normal" fo:text-transform="none" fo:color="#172b4d" loext:opacity="100%" style:font-name="SFMono-Medium" fo:font-size="10.5pt" fo:letter-spacing="normal" fo:font-style="normal" fo:font-weight="normal" officeooo:rsid="00155255" style:font-weight-asian="bold" style:font-weight-complex="bold"/>
    </style:style>
    <style:style style:name="T12" style:family="text">
      <style:text-properties fo:font-variant="normal" fo:text-transform="none" fo:color="#172b4d" loext:opacity="100%" style:font-name="SFMono-Medium" fo:font-size="10.5pt" fo:letter-spacing="normal" fo:font-style="normal" fo:font-weight="normal" officeooo:rsid="00173865" style:font-weight-asian="bold" style:font-weight-complex="bold"/>
    </style:style>
    <style:style style:name="T13" style:family="text">
      <style:text-properties fo:font-variant="normal" fo:text-transform="none" fo:color="#172b4d" loext:opacity="100%" style:font-name="SFMono-Medium" fo:font-size="10.5pt" fo:letter-spacing="normal" fo:font-style="normal" fo:font-weight="normal" officeooo:rsid="001991fe" style:font-weight-asian="bold" style:font-weight-complex="bold"/>
    </style:style>
    <style:style style:name="T14" style:family="text">
      <style:text-properties fo:font-variant="normal" fo:text-transform="none" fo:color="#172b4d" loext:opacity="100%" style:font-name="apple-system" fo:font-size="10.5pt" fo:letter-spacing="normal" fo:font-style="normal" fo:font-weight="bold" officeooo:rsid="00155255" style:font-weight-asian="bold" style:font-weight-complex="bold"/>
    </style:style>
    <style:style style:name="T15" style:family="text">
      <style:text-properties fo:font-variant="normal" fo:text-transform="none" fo:color="#242424" loext:opacity="100%" style:font-name="apple-system" fo:font-size="10.5pt" fo:letter-spacing="normal" fo:font-style="normal" fo:font-weight="bold" officeooo:rsid="00155255" style:font-weight-asian="bold" style:font-weight-complex="bold"/>
    </style:style>
    <style:style style:name="T16" style:family="text">
      <style:text-properties fo:font-variant="normal" fo:text-transform="none" fo:color="#242424" loext:opacity="100%" style:font-name="apple-system" fo:font-size="10.5pt" fo:letter-spacing="normal" fo:font-style="normal" fo:font-weight="bold" officeooo:rsid="0002cb4a" style:font-weight-asian="bold" style:font-weight-complex="bold"/>
    </style:style>
    <style:style style:name="T17" style:family="text">
      <style:text-properties fo:font-variant="normal" fo:text-transform="none" fo:color="#242424" loext:opacity="100%" style:font-name="apple-system" fo:font-size="10.5pt" fo:letter-spacing="normal" fo:font-style="normal" fo:font-weight="bold" officeooo:rsid="003e883d" style:font-weight-asian="bold" style:font-weight-complex="bold"/>
    </style:style>
    <style:style style:name="T18" style:family="text">
      <style:text-properties fo:font-variant="normal" fo:text-transform="none" fo:color="#242424" loext:opacity="100%" style:font-name="apple-system" fo:font-size="10.5pt" fo:letter-spacing="normal" fo:font-style="normal" fo:font-weight="normal" officeooo:rsid="003e883d" style:font-weight-asian="normal" style:font-weight-complex="normal"/>
    </style:style>
    <style:style style:name="T19" style:family="text">
      <style:text-properties fo:font-variant="normal" fo:text-transform="none" fo:color="#242424" loext:opacity="100%" style:font-name="apple-system" fo:letter-spacing="normal" fo:font-style="normal" fo:font-weight="normal"/>
    </style:style>
    <style:style style:name="T20" style:family="text">
      <style:text-properties fo:font-variant="normal" fo:text-transform="none" fo:color="#242424" loext:opacity="100%" style:font-name="apple-system" fo:letter-spacing="normal" fo:font-style="normal" fo:font-weight="normal" officeooo:rsid="001c02d4"/>
    </style:style>
    <style:style style:name="T21" style:family="text">
      <style:text-properties fo:font-variant="normal" fo:text-transform="none" fo:color="#242424" loext:opacity="100%" style:font-name="apple-system" fo:letter-spacing="normal" fo:font-style="normal" fo:font-weight="normal" officeooo:rsid="001f9c8e"/>
    </style:style>
    <style:style style:name="T22" style:family="text">
      <style:text-properties fo:font-variant="normal" fo:text-transform="none" fo:color="#242424" loext:opacity="100%" style:font-name="apple-system" fo:letter-spacing="normal" fo:font-style="normal" fo:font-weight="normal" officeooo:rsid="00218aca"/>
    </style:style>
    <style:style style:name="T23" style:family="text">
      <style:text-properties fo:font-variant="normal" fo:text-transform="none" fo:color="#242424" loext:opacity="100%" style:font-name="SFMono-Medium" fo:font-size="10.5pt" fo:letter-spacing="normal" fo:font-style="normal" fo:font-weight="normal" officeooo:rsid="00155255" style:font-weight-asian="bold" style:font-weight-complex="bold"/>
    </style:style>
    <style:style style:name="T24" style:family="text">
      <style:text-properties officeooo:rsid="000f866d"/>
    </style:style>
    <style:style style:name="T25" style:family="text">
      <style:text-properties officeooo:rsid="001029eb"/>
    </style:style>
    <style:style style:name="T26" style:family="text">
      <style:text-properties fo:color="#242424" loext:opacity="100%" style:font-name="apple-system"/>
    </style:style>
    <style:style style:name="T27" style:family="text">
      <style:text-properties fo:color="#242424" loext:opacity="100%" style:font-name="apple-system" officeooo:rsid="001c02d4"/>
    </style:style>
    <style:style style:name="T28" style:family="text">
      <style:text-properties fo:color="#242424" loext:opacity="100%" style:font-name="apple-system" officeooo:rsid="00218aca"/>
    </style:style>
    <style:style style:name="T29" style:family="text">
      <style:text-properties fo:color="#242424" loext:opacity="100%" style:font-name="apple-system" officeooo:rsid="0022d8b4"/>
    </style:style>
    <style:style style:name="T30" style:family="text">
      <style:text-properties fo:color="#242424" loext:opacity="100%" style:font-name="apple-system" fo:font-style="italic" officeooo:rsid="0022d8b4" style:font-style-asian="italic" style:font-style-complex="italic"/>
    </style:style>
    <style:style style:name="T31" style:family="text">
      <style:text-properties fo:color="#242424" loext:opacity="100%" style:font-name="apple-system" officeooo:rsid="0023ccee"/>
    </style:style>
    <style:style style:name="T32" style:family="text">
      <style:text-properties fo:color="#242424" loext:opacity="100%" style:font-name="apple-system" officeooo:rsid="00243df8"/>
    </style:style>
    <style:style style:name="T33" style:family="text">
      <style:text-properties fo:color="#242424" loext:opacity="100%" style:font-name="apple-system" officeooo:rsid="003995a9"/>
    </style:style>
    <style:style style:name="T34" style:family="text">
      <style:text-properties officeooo:rsid="001b3eb3" style:font-weight-asian="bold" style:font-weight-complex="bold"/>
    </style:style>
    <style:style style:name="T35" style:family="text">
      <style:text-properties officeooo:rsid="001c02d4" style:font-weight-asian="bold" style:font-weight-complex="bold"/>
    </style:style>
    <style:style style:name="T36" style:family="text">
      <style:text-properties style:font-name="apple-system"/>
    </style:style>
    <style:style style:name="T37" style:family="text">
      <style:text-properties style:font-name="apple-system" officeooo:rsid="0023ccee"/>
    </style:style>
    <style:style style:name="T38" style:family="text">
      <style:text-properties style:font-name="apple-system" officeooo:rsid="00243df8"/>
    </style:style>
    <style:style style:name="T39" style:family="text">
      <style:text-properties officeooo:rsid="003a3bb1"/>
    </style:style>
    <style:style style:name="T40" style:family="text">
      <style:text-properties officeooo:rsid="003a9e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p_vzlT2Hvq68syMr0avirBWsMRlaW9Qi1M0O3i</text:p>
      <text:p text:style-name="P1"/>
      <text:p text:style-name="P1">logs :</text:p>
      <text:p text:style-name="P1"><text:span text:style-name="T2">ssh -p2525 </text:span><text:a xlink:type="simple" xlink:href="mailto:amit.s9@10.10.17.52" text:style-name="Internet_20_link" text:visited-style-name="Visited_20_Internet_20_Link"><text:span text:style-name="T2">amit.s9@10.10.17.5</text:span></text:a><text:span text:style-name="T8">1</text:span><text:span text:style-name="T2"> </text:span><text:span text:style-name="T7">(we store the prod/</text:span><text:span text:style-name="T9">staging</text:span><text:span text:style-name="T7"> images on this box)</text:span><text:span text:style-name="T8">(52 is replica of 51, 51 is important than 52)</text:span></text:p>
      <text:p text:style-name="P1">password : outlook <text:span text:style-name="T1">password</text:span></text:p>
      <text:p text:style-name="P1"/>
      <text:p text:style-name="P1">2) </text:p>
      <text:p text:style-name="P1"/>
      <text:p text:style-name="P1">cd /data/ws-logs/media</text:p>
      <text:p text:style-name="P1"/>
      <text:p text:style-name="P1"/>
      <text:p text:style-name="P1"/>
      <text:p text:style-name="P2"><text:span text:style-name="T2">3) </text:span>command to access the sql: <text:span text:style-name="T2">sudo mysql -u root -p</text:span></text:p>
      <text:p text:style-name="P2"><text:span text:style-name="T2"><text:s/></text:span><text:span text:style-name="T3">sudo systemctl start mysql.service</text:span></text:p>
      <text:p text:style-name="P3"><text:s/>sudo systemctl stop mysql.service</text:p>
      <text:p text:style-name="P3"><text:s/>sudo systemctl status mysql.service</text:p>
      <text:p text:style-name="P3"/>
      <text:p text:style-name="P3">4)docker start mysql57</text:p>
      <text:p text:style-name="P5"><text:span text:style-name="T3"><text:s/></text:span><text:span text:style-name="T10">docker run -it --network sql --rm mysql:5.7.18 mysql -hmysql57 -uroot -pP@ssw0rd1 </text:span><text:span text:style-name="T2"><text:line-break/></text:span><text:span text:style-name="T3"> docker stop mysql57</text:span></text:p>
      <text:p text:style-name="P3"/>
      <text:p text:style-name="P6"><text:span text:style-name="T3">5</text:span><text:span text:style-name="T2">) </text:span><text:span text:style-name="T5">ssh -p2525 </text:span><text:a xlink:type="simple" xlink:href="mailto:amit.s9@10.10.17.52" text:style-name="Internet_20_link" text:visited-style-name="Visited_20_Internet_20_Link"><text:span text:style-name="T5">amit.s9@10.10.</text:span></text:a><text:span text:style-name="T6">83.39</text:span><text:span text:style-name="T2"> <text:s/></text:span><text:span text:style-name="T4">//media db on staging</text:span></text:p>
      <text:p text:style-name="P4"/>
      <text:p text:style-name="P7"><text:span text:style-name="T2">/usr/local/mysql-5.7.29-linux-glibc2.12-x86_64/bin/mysql -u mediaUser -pViHycs4 -h 192.168.2.228 -P 3309 <text:s text:c="3"/>//</text:span><text:span text:style-name="T4">location I have to visit in given db</text:span></text:p>
      <text:p text:style-name="P12"/>
      <text:p text:style-name="P8"><text:span text:style-name="T4">d</text:span><text:span text:style-name="T2">atabase name= media;</text:span></text:p>
      <text:p text:style-name="P13"/>
      <text:p text:style-name="P14">6)<text:span text:style-name="T24">g</text:span>lobalprotect launch-ui</text:p>
      <text:p text:style-name="P14"><text:s text:c="3"/>t<text:span text:style-name="T25">r</text:span>ail.infoedge.com</text:p>
      <text:p text:style-name="P14"><text:s text:c="3"/>ami.s9</text:p>
      <text:p text:style-name="P14"><text:s text:c="3"/>outlook password</text:p>
      <text:p text:style-name="P14"/>
      <text:p text:style-name="P14"/>
      <text:p text:style-name="P15">7) to find the download location of package files:</text:p>
      <text:p text:style-name="P15"><text:tab/>dpkg -L &lt;packageName&gt;</text:p>
      <text:p text:style-name="P15"/>
      <text:p text:style-name="P25"><text:span text:style-name="T15">8)<text:tab/></text:span><text:span text:style-name="T11">SET GLOBAL time_zone =</text:span><text:span text:style-name="T14"> </text:span><text:span text:style-name="T23">'+05:30'</text:span><text:span text:style-name="T11">;</text:span></text:p>
      <text:p text:style-name="P25"><text:span text:style-name="T15"><text:tab/></text:span><text:span text:style-name="T11">SET time_zone =</text:span><text:span text:style-name="T14"> </text:span><text:span text:style-name="T23">'+05:30'</text:span><text:span text:style-name="T11">;</text:span></text:p>
      <text:p text:style-name="P16"/>
      <text:p text:style-name="P26"><text:span text:style-name="T11">9</text:span><text:span text:style-name="T12">) </text:span><text:span text:style-name="T13">For Mysql on server:</text:span><text:span text:style-name="T12"> </text:span><text:span text:style-name="T10">10.10.83.39</text:span></text:p>
      <text:p text:style-name="P17">/usr/local/mysql-5.7.29-linux-glibc2.12-x86_64/bin/mysql -u mediaUser -pViHycs4 -h 192.168.2.228 -P 3309</text:p>
      <text:p text:style-name="P17"/>
      <text:p text:style-name="P18">10) for logs : 10.10.17.51 : /usr/local/nginx/logs/</text:p>
      <text:p text:style-name="P18"/>
      <text:p text:style-name="P19">11) staging logs of mediajobs: ssh <text:a xlink:type="simple" xlink:href="mailto:readonly@172.16.2.121" text:style-name="Internet_20_link" text:visited-style-name="Visited_20_Internet_20_Link">readonly@172.16.2.121</text:a></text:p>
      <text:p text:style-name="P20"><text:span text:style-name="T34"><text:tab/><text:tab/><text:tab/></text:span><text:span text:style-name="T35">password: </text:span><text:span text:style-name="T26">re@d0nly</text:span></text:p>
      <text:p text:style-name="P20"><text:span text:style-name="T26"><text:tab/><text:tab/></text:span><text:span text:style-name="T27">location: /data/webServices_base/mediaJobs/logs/media-jobs-8081.log<text:tab/><text:tab/><text:tab/><text:tab/><text:tab/><text:tab/><text:tab/><text:tab/><text:tab/><text:tab/><text:tab/><text:tab/><text:tab/></text:span></text:p>
      <text:p text:style-name="P27"><text:span text:style-name="T20">1</text:span><text:span text:style-name="T21">2)</text:span><text:span text:style-name="T22">Prod/staging Database: </text:span><text:span text:style-name="T36">ssh -p2525 </text:span><text:span text:style-name="T37">amit.s9</text:span><text:span text:style-name="T36">@10.10.83.39</text:span></text:p>
      <text:p text:style-name="P27"><text:span text:style-name="T22"><text:s text:c="5"/>Prod/staging Database Path: <text:s/></text:span><text:span text:style-name="T36">/usr/local/mysql-5.7.29-linux-glibc2.12-x86_64/bin/mysql -h 172.10.17.52 -P3309 -umediaUser -pViHycs4 -Dmedia</text:span></text:p>
      <text:p text:style-name="P9"/>
      <text:p text:style-name="P9"/>
      <text:p text:style-name="P9"><text:soft-page-break/></text:p>
      <text:p text:style-name="P24"><text:span text:style-name="T28">13) sanity Database: ssh </text:span><text:span text:style-name="T31">readonly</text:span><text:span text:style-name="T28">@172.16.2.121</text:span><text:span text:style-name="T26"> </text:span><text:span text:style-name="T28"><text:s text:c="2"/></text:span><text:span text:style-name="T29">(re@d0nly)</text:span></text:p>
      <text:p text:style-name="P28"><text:span text:style-name="T22"><text:s text:c="6"/>Sanity Database Path: </text:span><text:span text:style-name="T36">/usr/local/mysql/bin/mysql -h media.master1.c1.99.jsb9.net -P3309 -umediaUser -pViHycs4</text:span></text:p>
      <text:p text:style-name="P10"/>
      <text:p text:style-name="P10"/>
      <text:p text:style-name="P21"><text:span text:style-name="T26">14) prod mediajobs :ssh -p2525 </text:span><text:a xlink:type="simple" xlink:href="mailto:amit.s9@10.10.17.133" text:style-name="Internet_20_link" text:visited-style-name="Visited_20_Internet_20_Link">amit.s9@10.10.17.13</text:a><text:a xlink:type="simple" xlink:href="mailto:amit.s9@10.10.17.133" text:style-name="Internet_20_link" text:visited-style-name="Visited_20_Internet_20_Link">3</text:a><text:span text:style-name="T26"> </text:span><text:span text:style-name="T29">( staging i dont have access)</text:span></text:p>
      <text:p text:style-name="P21"><text:span text:style-name="T26"><text:s text:c="6"/>prod mediajobs <text:s/>log path: </text:span><text:span text:style-name="T29">cd </text:span><text:span text:style-name="T30">/data/CLS/webservice/mediajobWS</text:span></text:p>
      <text:p text:style-name="P10"/>
      <text:p text:style-name="P22"><text:span text:style-name="T26">15) prod mediawebservice:</text:span><text:span text:style-name="T29">ssh -p2525 <text:s/></text:span><text:a xlink:type="simple" xlink:href="mailto:amit.s9@10.10.17.133" text:style-name="Internet_20_link" text:visited-style-name="Visited_20_Internet_20_Link"><text:span text:style-name="T26">amit.s9@10.10.17.133</text:span></text:a></text:p>
      <text:p text:style-name="P23"><text:span text:style-name="T28"><text:s text:c="6"/>prod mediawebservice log path: </text:span><text:span text:style-name="T26">cd /data/CLS/webservice/mediaWS/</text:span></text:p>
      <text:p text:style-name="P10"/>
      <text:p text:style-name="P21"><text:span text:style-name="T26">16) sanity mediajobs: </text:span><text:span text:style-name="T29">ssh </text:span><text:a xlink:type="simple" xlink:href="mailto:readonly@172.16.2.121" text:style-name="Internet_20_link" text:visited-style-name="Visited_20_Internet_20_Link">readonly@</text:a><text:bookmark-start text:name="__DdeLink__374_1160238303"/><text:a xlink:type="simple" xlink:href="mailto:readonly@172.16.2.121" text:style-name="Internet_20_link" text:visited-style-name="Visited_20_Internet_20_Link">172.16.2.12</text:a><text:a xlink:type="simple" xlink:href="mailto:readonly@172.16.2.121" text:style-name="Internet_20_link" text:visited-style-name="Visited_20_Internet_20_Link">1</text:a><text:bookmark-end text:name="__DdeLink__374_1160238303"/><text:span text:style-name="T29"> (</text:span><text:a xlink:type="simple" xlink:href="mailto:re@d0nly" text:style-name="Internet_20_link" text:visited-style-name="Visited_20_Internet_20_Link">re@d0nly</text:a><text:span text:style-name="T29">)</text:span><text:span text:style-name="T33">(we store sanity images on this server)</text:span></text:p>
      <text:p text:style-name="P23"><text:span text:style-name="T28"><text:s text:c="6"/>Sanity mediajobs log path:</text:span><text:span text:style-name="T31"> cd</text:span><text:span text:style-name="T28"> </text:span><text:span text:style-name="T26">/data/webServices_base/mediaJobs/logs/media-jobs-8081.log</text:span></text:p>
      <text:p text:style-name="P10"/>
      <text:p text:style-name="P29"><text:span text:style-name="T22">17) sanity mediaWebService: </text:span><text:span text:style-name="T36"><text:s/></text:span><text:span text:style-name="T19">ssh readonly@172.16.3.186</text:span><text:span text:style-name="T36"> </text:span><text:span text:style-name="T38">(re@d0nly)</text:span></text:p>
      <text:p text:style-name="P23"><text:span text:style-name="T28"><text:s text:c="2"/>Sanity mediaWebservice log path: </text:span><text:span text:style-name="T32">cd </text:span><text:span text:style-name="T28"><text:s/></text:span><text:span text:style-name="T26">/data/ws-logs/media/</text:span></text:p>
      <text:p text:style-name="P11"/>
      <text:p text:style-name="P41">18) Staging logs: log in to <text:span text:style-name="T5">ssh -p2525 </text:span><text:a xlink:type="simple" xlink:href="mailto:amit.s9@10.10.17.51" text:style-name="Internet_20_link" text:visited-style-name="Visited_20_Internet_20_Link"><text:span text:style-name="T5">amit.s9@10.10.17.5</text:span></text:a><text:a xlink:type="simple" xlink:href="mailto:amit.s9@10.10.17.51" text:style-name="Internet_20_link" text:visited-style-name="Visited_20_Internet_20_Link"><text:span text:style-name="T8">1</text:span></text:a></text:p>
      <text:p text:style-name="P42"><text:span text:style-name="T16"><text:tab/></text:span><text:span text:style-name="T18">Then from There login</text:span><text:span text:style-name="T17"> </text:span><text:span text:style-name="T5">sudo -u developer ssh -p 3535 </text:span><text:a xlink:type="simple" xlink:href="mailto:developer@172.10.17.101" office:target-frame-name="_blank" xlink:show="new" text:style-name="Internet_20_link" text:visited-style-name="Visited_20_Internet_20_Link"><text:span text:style-name="T5">developer@172.10.17.101</text:span></text:a></text:p>
      <text:p text:style-name="P11"/>
      <text:p text:style-name="P11"/>
      <text:p text:style-name="Horizontal_20_Line"/>
      <text:p text:style-name="P11"/>
      <text:p text:style-name="P11"/>
      <text:p text:style-name="P31">MediaJobs Sanity testing:</text:p>
      <text:p text:style-name="P31"/>
      <text:p text:style-name="Text_20_body">Increment version<text:line-break/><text:bookmark-start text:name="__DdeLink__402_3355349364"/><text:bookmark-start text:name="__DdeLink__420_1160238303"/><text:bookmark-start text:name="__DdeLink__409_1160238303"/><text:bookmark-start text:name="__DdeLink__395_1160238303"/>mvn clean install deploy -Dmaven.test.skip=true -Denvironment=stage<text:bookmark-end text:name="__DdeLink__402_3355349364"/><text:bookmark-end text:name="__DdeLink__420_1160238303"/><text:bookmark-end text:name="__DdeLink__409_1160238303"/><text:bookmark-end text:name="__DdeLink__395_1160238303"/></text:p>
      <text:p text:style-name="Text_20_body"/>
      <text:p text:style-name="Text_20_body">On 121 (adjust version in all commands): ssh root@172.16.2.121</text:p>
      <text:p text:style-name="Text_20_body"/>
      <text:p text:style-name="Text_20_body">cd /data/webServices_base/mediaJobs/<text:line-break/>wget '<text:a xlink:type="simple" xlink:href="http://192.168.2.103:8081/artifactory/ext-release-stage/com/infoedge/p99acres/media-jobs/1.3.0-57/media-jobs-1.3.0-57.jar%27" office:target-frame-name="_blank" xlink:show="new" text:style-name="Internet_20_link" text:visited-style-name="Visited_20_Internet_20_Link">http://192.168.2.103:8081/artifactory/ext-release-stage/com/infoedge/p99acres/media-jobs/1.3.0-57/media-jobs-1.3.0-57.jar'</text:a><text:line-break/>ps aux | grep jobs<text:line-break/>sudo -u developer kill &lt;pid&gt;</text:p>
      <text:p text:style-name="Text_20_body"/>
      <text:p text:style-name="Text_20_body">java -jar -agentlib:jdwp=transport=dt_socket,server=y,suspend=n,address=5050 -Xmx3072m -Dspring.profiles.active=staging -Dlogging.path=/data/webServices_base/mediaJobs/logs/ -Dlog.level.file=INFO -Dlog.level.console=WARN -Dspring.application.name=media-jobs -Dserver.port=8081 -Dmedia.total.instances=1 -Dmedia.mod=0 -Djmagick.systemclassloader=no /data/webServices_base/mediaJobs/media-jobs-1.<text:span text:style-name="T39">3</text:span>.<text:span text:style-name="T39">5-14</text:span>.jar &amp; disown</text:p>
      <text:p text:style-name="Text_20_body"/>
      <text:p text:style-name="P30">tail -f /data/webServices_base/mediaJobs/logs/media-jobs-8081.log</text:p>
      <text:p text:style-name="Horizontal_20_Line"/>
      <text:p text:style-name="P32"><text:soft-page-break/>sudo -u developer &lt;command&gt; if we need to run any command on prod server.</text:p>
      <text:p text:style-name="Horizontal_20_Line"/>
      <text:p text:style-name="P35">MediaWebService Sanity testing: </text:p>
      <text:p text:style-name="P35"/>
      <text:p text:style-name="P35">increment version</text:p>
      <text:p text:style-name="P33"/>
      <text:p text:style-name="P34">mvn clean install deploy -Dmaven.test.skip=true -Denvironment=stage</text:p>
      <text:p text:style-name="P36">rest work will be done by aakarshit</text:p>
      <text:p text:style-name="Horizontal_20_Line"/>
      <text:p text:style-name="P37"><text:span text:style-name="T40">Jenkins: </text:span><text:a xlink:type="simple" xlink:href="https://jenkinsqa.infoedge.com/view/WS-qa/job/media-web-service_non_prod_qa/126/" text:style-name="Internet_20_link" text:visited-style-name="Visited_20_Internet_20_Link">https://jenkinsqa.infoedge.com/view/WS-qa/job/media-web-service_non_prod_qa/126/</text:a></text:p>
      <text:p text:style-name="P36">username: readonlyuser</text:p>
      <text:p text:style-name="P36">password: readonlyuser</text:p>
      <text:p text:style-name="Horizontal_20_Line"/>
      <text:p text:style-name="Text_20_body">select * from MEDIA_META_DATA where GROUPING = 'construction' AND USER_FILE_PATH LIKE '%/construct%' limit 20;</text:p>
      <text:p text:style-name="P38">select * from MEDIA_VARIANT where META_DATA_ID = 101555764;</text:p>
      <text:p text:style-name="Horizontal_20_Line"/>
      <text:p text:style-name="P39">select * from MEDIA_META_DATA where GROUPING = 'maps' limit 10;</text:p>
      <text:p text:style-name="P39">mysql&gt; select * from MEDIA_VARIANT where META_DATA_ID = 101550694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Medium" svg:font-family="SFMono-Medium, 'SF Mono', 'Segoe UI Mono', 'Roboto Mono', 'Ubuntu Mono', Menlo, Consolas, Courier, monospace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5:17:16.894403306</meta:creation-date>
    <dc:date>2023-02-21T11:28:45.064093635</dc:date>
    <meta:editing-duration>P12DT18H21M38S</meta:editing-duration>
    <meta:editing-cycles>39</meta:editing-cycles>
    <meta:generator>LibreOffice/7.3.7.2$Linux_X86_64 LibreOffice_project/30$Build-2</meta:generator>
    <meta:document-statistic meta:table-count="0" meta:image-count="0" meta:object-count="0" meta:page-count="3" meta:paragraph-count="61" meta:word-count="400" meta:character-count="3894" meta:non-whitespace-character-count="3477"/>
  </office:meta>
</office:document-meta>
</file>